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b52" officeooo:paragraph-rsid="00141b52"/>
    </style:style>
    <style:style style:name="P2" style:family="paragraph" style:parent-style-name="Standard">
      <style:text-properties officeooo:rsid="00141b52" officeooo:paragraph-rsid="001621a3"/>
    </style:style>
    <style:style style:name="P3" style:family="paragraph" style:parent-style-name="Standard">
      <style:text-properties style:text-underline-style="none" officeooo:rsid="00141b52" officeooo:paragraph-rsid="00141b52"/>
    </style:style>
    <style:style style:name="P4" style:family="paragraph" style:parent-style-name="Standard">
      <style:text-properties officeooo:rsid="0016dffa" officeooo:paragraph-rsid="001621a3"/>
    </style:style>
    <style:style style:name="P5" style:family="paragraph" style:parent-style-name="Standard">
      <style:text-properties style:text-underline-style="none" officeooo:rsid="00141b52" officeooo:paragraph-rsid="00141b52"/>
    </style:style>
    <style:style style:name="P6" style:family="paragraph" style:parent-style-name="Standard">
      <style:text-properties style:text-underline-style="none" officeooo:rsid="00141b52" officeooo:paragraph-rsid="001621a3"/>
    </style:style>
    <style:style style:name="P7" style:family="paragraph" style:parent-style-name="Standard">
      <style:text-properties style:text-underline-style="none" officeooo:rsid="001621a3" officeooo:paragraph-rsid="001621a3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9ea"/>
    </style:style>
    <style:style style:name="T4" style:family="text">
      <style:text-properties style:text-underline-style="none" officeooo:rsid="00149ff5"/>
    </style:style>
    <style:style style:name="T5" style:family="text">
      <style:text-properties style:text-underline-style="dash" style:text-underline-width="auto" style:text-underline-color="font-color"/>
    </style:style>
    <style:style style:name="T6" style:family="text">
      <style:text-properties fo:font-size="15pt" style:font-size-asian="15pt" style:font-size-complex="15pt"/>
    </style: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end="" draw:fill="none" draw:textarea-vertical-align="middle" draw:auto-grow-height="false" fo:min-height="1.1929in" fo:min-width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" draw:fill="none" draw:textarea-vertical-align="middle" draw:auto-grow-height="false" fo:min-height="1.3193in" fo:min-width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olyline text:anchor-type="paragraph" draw:z-index="6" draw:name="Polyline with 6 corners 2" draw:style-name="gr2" draw:text-style-name="P8" svg:width="0.9606in" svg:height="6.0268in" draw:transform="rotate (1.5707963267949) translate (-0.225694444444444in 0.811805555555555in)" svg:viewBox="0 0 2441 15309" draw:points="1423,15309 2441,15309 2441,0 289,0 289,2873 0,2873"><text:p/></draw:polyline>Cliente (<text:span text:style-name="T1">DNI/NIE</text:span><text:span text:style-name="T2">, NomApe, Pass)</text:span></text:p>
      <text:p text:style-name="P3"><draw:polyline text:anchor-type="paragraph" draw:z-index="2" draw:name="Polyline with 4 corners 1" draw:style-name="gr2" draw:text-style-name="P8" svg:width="0.1453in" svg:height="2.7752in" draw:transform="rotate (1.5707963267949) translate (0.828472222222222in 0.183333333333333in)" svg:viewBox="0 0 370 7050" draw:points="0,7050 120,7050 120,0 370,0"><text:p/></draw:polyline><draw:custom-shape text:anchor-type="paragraph" draw:z-index="4" draw:name="Shape 2" draw:style-name="gr3" draw:text-style-name="P9" svg:width="0.1413in" svg:height="1.2587in" draw:transform="rotate (1.5707963267949) translate (5.16944444444444in 0.197222222222222in)"><text:p/>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><text:span text:style-name="T2">Billete(</text:span><text:span text:style-name="T1">CodBil</text:span><text:span text:style-name="T2">, </text:span><text:span text:style-name="T4">Importe</text:span><text:span text:style-name="T2">, </text:span><text:span text:style-name="T4">DataInicio</text:span><text:span text:style-name="T2">, </text:span><text:span text:style-name="T4">DataFin,</text:span><text:span text:style-name="T2"> </text:span><text:span text:style-name="T4">DNI/NIE,</text:span><text:span text:style-name="T2"> </text:span><text:span text:style-name="T3">CodLin, OrdenEmp, CodLin, OrdenTer</text:span><text:span text:style-name="T2">)</text:span></text:p>
      <text:p text:style-name="P3"><draw:custom-shape text:anchor-type="paragraph" draw:z-index="3" draw:name="Shape 1" draw:style-name="gr4" draw:text-style-name="P9" svg:width="0.1413in" svg:height="1.3921in" draw:transform="rotate (1.5707963267949) translate (3.76527777777778in 0.143055555555556in)"><text:p/>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polyline text:anchor-type="paragraph" draw:z-index="5" draw:name="Polyline with 3 corners 1" draw:style-name="gr2" draw:text-style-name="P8" svg:width="3.4516in" svg:height="0.1071in" draw:transform="rotate (-3.14159265358979) translate (4.46111111111111in 0.23819444444444in)" svg:viewBox="0 0 8768 273" draw:points="0,273 8768,273 8768,0"><text:p/></draw:polyline></text:p>
      <text:p text:style-name="P1"><draw:line text:anchor-type="paragraph" draw:z-index="1" draw:name="Vertical line 1" draw:style-name="gr5" draw:text-style-name="P8" svg:x1="0.7346in" svg:y1="0.3339in" svg:x2="0.7346in" svg:y2="0.1882in"><text:p/></draw:line><text:span text:style-name="T2">Parada(</text:span><text:span text:style-name="T1">CodLin, Orden</text:span><text:span text:style-name="T2">, </text:span><text:span text:style-name="T5">Nombre</text:span><text:span text:style-name="T2">, Calle, Numero, CP, TiempoE, CodMun)</text:span></text:p>
      <text:p text:style-name="P3"><draw:polyline text:anchor-type="paragraph" draw:z-index="0" draw:name="Polyline with 6 corners 1" draw:style-name="gr5" draw:text-style-name="P8" svg:width="1.1496in" svg:height="5.4268in" draw:transform="rotate (-1.5707963267949) translate (6.49513888888889in 0.0027777777777762in)" svg:viewBox="0 0 2921 13785" draw:points="2655,13785 2921,13785 2921,0 222,0 222,5001 0,5001"><text:p/></draw:polyline></text:p>
      <text:p text:style-name="P1"><text:span text:style-name="T2">Linea(</text:span><text:span text:style-name="T1">CodLin</text:span><text:span text:style-name="T2">, </text:span><text:span text:style-name="T5">Nombre</text:span><text:span text:style-name="T2">, HoraInicioAsc, HoraFinAsc, HoraInicioDsc, HoraFinDsc, PVPU, Frecuencia)</text:span></text:p>
      <text:p text:style-name="P3"/>
      <text:p text:style-name="P1"><text:span text:style-name="T2">Municipio(</text:span><text:span text:style-name="T1">CodMun</text:span><text:span text:style-name="T2">, Nombre)</text:span></text:p>
      <text:p text:style-name="P3"/>
      <text:p text:style-name="P3"/>
      <text:p text:style-name="P3"/>
      <text:p text:style-name="P7">Como encontramos la siguiente dependencia funcional transitiva en la tabla Parada no esta en 3FN:</text:p>
      <text:p text:style-name="P7"><draw:line text:anchor-type="paragraph" draw:z-index="15" draw:name="Line 1" draw:style-name="gr1" draw:text-style-name="P8" svg:x1="1.2409in" svg:y1="0.111in" svg:x2="1.2091in" svg:y2="0.211in"><text:p/></draw:line><text:tab/><text:tab/> <text:s text:c="2"/><text:span text:style-name="T6">←</text:span> </text:p>
      <text:p text:style-name="P7">(CodLin, Orden)<text:span text:style-name="T6">→</text:span>Calle<text:span text:style-name="T6">→</text:span>CP,CodMun</text:p>
      <text:p text:style-name="P7">Pasamos a 3FN</text:p>
      <text:p text:style-name="P7"/>
      <text:p text:style-name="P3"/>
      <text:p text:style-name="P2"><draw:polyline text:anchor-type="paragraph" draw:z-index="12" draw:name="Polyline with 6 corners 3" draw:style-name="gr2" draw:text-style-name="P8" svg:width="0.9606in" svg:height="6.0268in" draw:transform="rotate (1.5707963267949) translate (-0.225694444444444in 0.811805555555555in)" svg:viewBox="0 0 2441 15309" draw:points="1423,15309 2441,15309 2441,0 289,0 289,2873 0,2873"><text:p/></draw:polyline>Cliente (<text:span text:style-name="T1">DNI/NIE</text:span><text:span text:style-name="T2">, NomApe, Pass)</text:span></text:p>
      <text:p text:style-name="P6"><draw:polyline text:anchor-type="paragraph" draw:z-index="8" draw:name="Polyline with 4 corners 2" draw:style-name="gr2" draw:text-style-name="P8" svg:width="0.1453in" svg:height="2.7752in" draw:transform="rotate (1.5707963267949) translate (0.828472222222222in 0.183333333333333in)" svg:viewBox="0 0 370 7050" draw:points="0,7050 120,7050 120,0 370,0"><text:p/></draw:polyline><draw:custom-shape text:anchor-type="paragraph" draw:z-index="10" draw:name="Shape 4" draw:style-name="gr3" draw:text-style-name="P9" svg:width="0.1413in" svg:height="1.2587in" draw:transform="rotate (1.5707963267949) translate (5.16944444444444in 0.198611111111111in)"><text:p/>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><text:span text:style-name="T2">Billete(</text:span><text:span text:style-name="T1">CodBil</text:span><text:span text:style-name="T2">, </text:span><text:span text:style-name="T4">Importe</text:span><text:span text:style-name="T2">, </text:span><text:span text:style-name="T4">DataInicio</text:span><text:span text:style-name="T2">, </text:span><text:span text:style-name="T4">DataFin,</text:span><text:span text:style-name="T2"> </text:span><text:span text:style-name="T4">DNI/NIE,</text:span><text:span text:style-name="T2"> </text:span><text:span text:style-name="T3">CodLin, OrdenEmp, CodLin, OrdenTer</text:span><text:span text:style-name="T2">)</text:span></text:p>
      <text:p text:style-name="P6"><draw:custom-shape text:anchor-type="paragraph" draw:z-index="9" draw:name="Shape 3" draw:style-name="gr4" draw:text-style-name="P9" svg:width="0.1413in" svg:height="1.3921in" draw:transform="rotate (1.5707963267949) translate (3.76527777777778in 0.143055555555556in)"><text:p/>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polyline text:anchor-type="paragraph" draw:z-index="11" draw:name="Polyline with 3 corners 2" draw:style-name="gr2" draw:text-style-name="P8" svg:width="3.4516in" svg:height="0.1071in" draw:transform="rotate (-3.14159265358979) translate (4.46111111111111in 0.238194444444442in)" svg:viewBox="0 0 8768 273" draw:points="0,273 8768,273 8768,0"><text:p/></draw:polyline></text:p>
      <text:p text:style-name="P2"><draw:line text:anchor-type="paragraph" draw:z-index="7" draw:name="Vertical line 2" draw:style-name="gr5" draw:text-style-name="P8" svg:x1="0.7346in" svg:y1="0.3339in" svg:x2="0.7346in" svg:y2="0.1882in"><text:p/></draw:line><draw:polyline text:anchor-type="paragraph" draw:z-index="14" draw:name="Polyline with 6 corners 4" draw:style-name="gr2" draw:text-style-name="P8" svg:width="0.7906in" svg:height="5.6717in" draw:transform="rotate (-1.5707963267949) translate (6.24166666666667in 0.17291666666666in)" svg:viewBox="0 0 2009 14407" draw:points="0,9717 312,9717 312,0 1720,0 1720,14407 2009,14407"><text:p/></draw:polyline><text:span text:style-name="T2">Parada(</text:span><text:span text:style-name="T1">CodLin, Orden</text:span><text:span text:style-name="T2">, </text:span><text:span text:style-name="T5">Nombre</text:span><text:span text:style-name="T2">, Calle, Numero, TiempoE)</text:span></text:p>
      <text:p text:style-name="P6"/>
      <text:p text:style-name="P2"><text:span text:style-name="T2">Linea(</text:span><text:span text:style-name="T1">CodLin</text:span><text:span text:style-name="T2">, </text:span><text:span text:style-name="T5">Nombre</text:span><text:span text:style-name="T2">, HoraInicioAsc, HoraFinAsc, HoraInicioDsc, HoraFinDsc, PVPU, Frecuencia)</text:span></text:p>
      <text:p text:style-name="P6"/>
      <text:p text:style-name="P4"><draw:polyline text:anchor-type="paragraph" draw:z-index="13" draw:name="Polyline with 4 corners 3" draw:style-name="gr2" draw:text-style-name="P8" svg:width="0.2268in" svg:height="0.3543in" draw:transform="rotate (-1.5707963267949) translate (1.42152777777778in 0.185416666666667in)" svg:viewBox="0 0 577 901" draw:points="0,0 300,0 300,901 577,901"><text:p/></draw:polyline><text:span text:style-name="T2">Calle(</text:span><text:span text:style-name="T1">Calle</text:span><text:span text:style-name="T2">, CP, CodMun)</text:span></text:p>
      <text:p text:style-name="P6"/>
      <text:p text:style-name="P2"><text:span text:style-name="T2">Municipio(</text:span><text:span text:style-name="T1">CodMun</text:span><text:span text:style-name="T2">, Nombr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2:13:28.717989640</meta:creation-date>
    <dc:date>2021-12-17T13:20:53.838117302</dc:date>
    <meta:editing-duration>PT13M57S</meta:editing-duration>
    <meta:editing-cycles>3</meta:editing-cycles>
    <meta:generator>LibreOffice/7.2.4.1$Linux_X86_64 LibreOffice_project/20$Build-1</meta:generator>
    <meta:document-statistic meta:table-count="0" meta:image-count="0" meta:object-count="0" meta:page-count="1" meta:paragraph-count="15" meta:word-count="84" meta:character-count="768" meta:non-whitespace-character-count="693"/>
  </office:meta>
</office:document-meta>
</file>